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henticationException.getErro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enticationException.AuthenticationException( String message , i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henticationException.Authentic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enticationException.Authenticat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uthenticationException.Authentic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enticationException.AuthenticationException( i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henticationException.AuthenticationException( String message , int s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henticationException.AuthenticationException( int s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uthenticationException.Authenticat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